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scadia Code" fo:font-size="16pt" officeooo:rsid="001012eb" officeooo:paragraph-rsid="001012eb" style:font-size-asian="16pt" style:font-size-complex="16pt"/>
    </style:style>
    <style:style style:name="P2" style:family="paragraph" style:parent-style-name="Standard">
      <style:text-properties style:font-name="Cascadia Code" fo:font-size="16pt" officeooo:rsid="00117a4f" officeooo:paragraph-rsid="00117a4f" style:font-size-asian="16pt" style:font-size-complex="16pt"/>
    </style:style>
    <style:style style:name="P3" style:family="paragraph" style:parent-style-name="Standard">
      <style:text-properties style:font-name="Cascadia Code" fo:font-size="16pt" officeooo:rsid="001244e5" officeooo:paragraph-rsid="001244e5" style:font-size-asian="16pt" style:font-size-complex="16pt"/>
    </style:style>
    <style:style style:name="P4" style:family="paragraph" style:parent-style-name="Standard">
      <style:paragraph-properties fo:margin-top="0in" fo:margin-bottom="0.1965in" style:contextual-spacing="false"/>
      <style:text-properties style:font-name="Cascadia Code" fo:font-size="16pt" officeooo:rsid="001328f1" officeooo:paragraph-rsid="001328f1" style:font-size-asian="16pt" style:font-size-complex="16pt"/>
    </style:style>
    <style:style style:name="P5" style:family="paragraph" style:parent-style-name="Standard">
      <style:text-properties style:font-name="Cascadia Code" fo:font-size="16pt" officeooo:rsid="001328f1" officeooo:paragraph-rsid="001328f1" style:font-size-asian="16pt" style:font-size-complex="16pt"/>
    </style:style>
    <style:style style:name="P6" style:family="paragraph" style:parent-style-name="Standard">
      <style:text-properties style:font-name="Cascadia Code" fo:font-size="16pt" officeooo:rsid="0015011a" officeooo:paragraph-rsid="0015011a" style:font-size-asian="16pt" style:font-size-complex="16pt"/>
    </style:style>
    <style:style style:name="P7" style:family="paragraph" style:parent-style-name="Standard">
      <style:text-properties style:font-name="Cascadia Code" fo:font-size="16pt" officeooo:rsid="00152247" officeooo:paragraph-rsid="00152247" style:font-size-asian="16pt" style:font-size-complex="16pt"/>
    </style:style>
    <style:style style:name="P8" style:family="paragraph" style:parent-style-name="Standard">
      <style:text-properties style:font-name="Cascadia Code" fo:font-size="16pt" officeooo:rsid="00175736" officeooo:paragraph-rsid="00175736" style:font-size-asian="16pt" style:font-size-complex="16pt"/>
    </style:style>
    <style:style style:name="T1" style:family="text">
      <style:text-properties officeooo:rsid="00117a4f"/>
    </style:style>
    <style:style style:name="T2" style:family="text">
      <style:text-properties officeooo:rsid="001328f1"/>
    </style:style>
    <style:style style:name="T3" style:family="text">
      <style:text-properties officeooo:rsid="001592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SERVERLESS <text:span text:style-name="T1">STACK</text:span>?</text:p>
      <text:p text:style-name="P1">Its like when we don’t have much scale and we don’t want to manage it will auto scale and down scale based on the users and also will cost money based on the request</text:p>
      <text:p text:style-name="P1">eg: firebase</text:p>
      <text:p text:style-name="P2">This is expensive, slow, cold start problem, not multicloud cannot transfer</text:p>
      <text:p text:style-name="P2">this is serverless backend, serverless db, outsource auth</text:p>
      <text:p text:style-name="P2"/>
      <text:p text:style-name="P3">FIREBASE – DB</text:p>
      <text:p text:style-name="P3">FIREBASE – BE</text:p>
      <text:p text:style-name="P3">FIREBASE AUTH</text:p>
      <text:p text:style-name="P3"><text:span text:style-name="T2">REACT</text:span>JS</text:p>
      <text:p text:style-name="P3"/>
      <text:p text:style-name="P3">setup firebase everything, setup web app hosting</text:p>
      <text:p text:style-name="P3"/>
      <text:p text:style-name="P4">setting up project creating components and also installing tailwind</text:p>
      <text:p text:style-name="P5"><text:a xlink:type="simple" xlink:href="https://firebase.google.com/docs/auth/web/email-link-auth#completing_sign-in_in_a_web_page" text:style-name="Internet_20_link" text:visited-style-name="Visited_20_Internet_20_Link">https://firebase.google.com/docs/auth/web/email-link-auth#completing_sign-in_in_a_web_page</text:a></text:p>
      <text:p text:style-name="P6">using this the</text:p>
      <text:p text:style-name="P6">Send an authentication link to the user's email address</text:p>
      <text:p text:style-name="P6">this above section</text:p>
      <text:p text:style-name="P6"/>
      <text:p text:style-name="P7">made the auth using the google signin and then</text:p>
      <text:p text:style-name="P7">to propage the auth using state using recoil <text:span text:style-name="T3">(state management library)</text:span></text:p>
      <text:p text:style-name="P7"/>
      <text:p text:style-name="P7"/>
      <text:p text:style-name="P8">npm i recoi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in" fo:margin-bottom="0.3in" fo:margin-left="0.3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7T13:32:32.236805300</meta:creation-date>
    <meta:generator>LibreOffice/26.2.1.2$Windows_X86_64 LibreOffice_project/620$Build-2</meta:generator>
    <dc:date>2026-03-08T22:59:24.977730800</dc:date>
    <meta:editing-duration>PT1H44M31S</meta:editing-duration>
    <meta:editing-cycles>7</meta:editing-cycles>
    <meta:document-statistic meta:table-count="0" meta:image-count="0" meta:object-count="0" meta:page-count="1" meta:paragraph-count="18" meta:word-count="121" meta:character-count="801" meta:non-whitespace-character-count="696"/>
  </office:meta>
</office:document-meta>
</file>